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DejaVu Sans Mono" svg:font-family="'DejaVu Sans Mono'"/>
    <style:font-face style:name="Liberation Sans" svg:font-family="'Liberation Sans'"/>
    <style:font-face style:name="Liberation Serif1" svg:font-family="'Liberation Serif'"/>
    <style:font-face style:name="Nimbus Sans L" svg:font-family="'Nimbus Sans L'"/>
    <style:font-face style:name="OpenSymbol" svg:font-family="OpenSymbol"/>
    <style:font-face style:name="StarSymbol" svg:font-family="StarSymbol"/>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font-name="DejaVu Sans Mono" fo:font-size="10pt" fo:language="en" fo:country="US" fo:font-weight="normal"/>
    </style:style>
    <style:style style:name="P2" style:family="paragraph" style:parent-style-name="Preformatted_20_Text">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font-name="Times New Roman" fo:font-size="12pt" fo:language="en" fo:country="US" fo:font-weight="normal"/>
    </style:style>
    <style:style style:name="P3" style:family="paragraph" style:parent-style-name="Normal">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font-name="DejaVu Sans Mono" fo:font-size="10pt" fo:language="en" fo:country="US" fo:font-weight="normal"/>
    </style:style>
    <style:style style:name="P4" style:family="paragraph" style:parent-style-name="Normal">
      <style:paragraph-properties fo:margin-left="0cm" fo:margin-right="0cm" fo:margin-top="0cm" fo:margin-bottom="0cm" style:contextual-spacing="false" fo:line-height="100%" fo:text-align="justify" style:justify-single-word="false" fo:text-indent="0cm" style:auto-text-indent="false" style:writing-mode="lr-tb"/>
      <style:text-properties fo:color="#000000" style:font-name="Times New Roman" fo:font-size="12pt" fo:language="en" fo:country="GB" fo:font-weight="normal"/>
    </style:style>
    <style:style style:name="P5" style:family="paragraph" style:parent-style-name="Normal">
      <style:paragraph-properties fo:margin-left="0cm" fo:margin-right="0cm" fo:margin-top="0cm" fo:margin-bottom="0cm" style:contextual-spacing="false" fo:line-height="100%" fo:text-align="start" style:justify-single-word="false" fo:text-indent="0cm" style:auto-text-indent="false" style:writing-mode="lr-tb"/>
      <style:text-properties fo:color="#000000" style:font-name="Times New Roman" fo:font-size="12pt" fo:language="en" fo:country="GB" fo:font-weight="normal"/>
    </style:style>
    <style:style style:name="P6" style:family="paragraph" style:parent-style-name="Normal">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6pt solid #000000" style:writing-mode="lr-tb"/>
      <style:text-properties fo:color="#000000" style:font-name="Times New Roman" fo:font-size="12pt" fo:language="en" fo:country="GB" fo:font-weight="normal"/>
    </style:style>
    <style:style style:name="P7" style:family="paragraph" style:parent-style-name="Heading_20_3">
      <style:paragraph-properties fo:margin-left="0cm" fo:margin-right="0cm" fo:margin-top="0.422cm" fo:margin-bottom="0.212cm" style:contextual-spacing="false" fo:line-height="100%" fo:text-align="justify" style:justify-single-word="false" fo:text-indent="0cm" style:auto-text-indent="false" style:writing-mode="lr-tb"/>
      <style:text-properties fo:color="#000000" style:font-name="Nimbus Sans L" fo:font-size="14pt" fo:language="en" fo:country="US" fo:font-weight="bold"/>
    </style:style>
    <style:style style:name="P8" style:family="paragraph" style:parent-style-name="Heading_20_3">
      <style:paragraph-properties fo:margin-left="0cm" fo:margin-right="0cm" fo:margin-top="0.422cm" fo:margin-bottom="0.212cm" style:contextual-spacing="false" fo:line-height="100%" fo:text-align="justify" style:justify-single-word="false" fo:text-indent="0cm" style:auto-text-indent="false" style:writing-mode="lr-tb"/>
      <style:text-properties fo:color="#000000" style:font-name="Nimbus Sans L" fo:font-size="14pt" fo:language="en" fo:country="GB" fo:font-weight="bold"/>
    </style:style>
    <style:style style:name="P9" style:family="paragraph" style:parent-style-name="Heading_20_3">
      <style:paragraph-properties fo:margin-left="0cm" fo:margin-right="0cm" fo:margin-top="0.422cm" fo:margin-bottom="0.212cm" style:contextual-spacing="false" fo:line-height="100%" fo:text-align="start" style:justify-single-word="false" fo:text-indent="0cm" style:auto-text-indent="false" style:writing-mode="lr-tb"/>
      <style:text-properties fo:color="#000000" style:font-name="Nimbus Sans L" fo:font-size="14pt" fo:language="en" fo:country="GB" fo:font-weight="bold"/>
    </style:style>
    <style:style style:name="P10" style:family="paragraph" style:parent-style-name="Text_20_body">
      <style:paragraph-properties fo:margin-left="0cm" fo:margin-right="0cm" fo:margin-top="0cm" fo:margin-bottom="0.212cm" style:contextual-spacing="false" fo:line-height="100%" fo:text-align="start" style:justify-single-word="false" fo:text-indent="0cm" style:auto-text-indent="false" style:writing-mode="lr-tb"/>
    </style:style>
    <style:style style:name="P11" style:family="paragraph" style:parent-style-name="Text_20_body">
      <style:paragraph-properties fo:margin-left="0cm" fo:margin-right="0cm" fo:margin-top="0cm" fo:margin-bottom="0.212cm" style:contextual-spacing="false" fo:line-height="100%" fo:text-align="justify" style:justify-single-word="false" fo:text-indent="0cm" style:auto-text-indent="false" style:writing-mode="lr-tb"/>
    </style:style>
    <style:style style:name="P12" style:family="paragraph" style:parent-style-name="Text_20_body">
      <style:paragraph-properties fo:margin-left="0cm" fo:margin-right="0cm" fo:margin-top="0cm" fo:margin-bottom="0.212cm" style:contextual-spacing="false" fo:line-height="100%" fo:text-align="justify" style:justify-single-word="false" fo:text-indent="0cm" style:auto-text-indent="false" style:writing-mode="lr-tb"/>
      <style:text-properties fo:color="#000000" fo:font-size="12pt" fo:language="en" fo:country="US" fo:font-weight="normal"/>
    </style:style>
    <style:style style:name="P13" style:family="paragraph" style:parent-style-name="Text_20_body">
      <style:paragraph-properties fo:margin-left="0cm" fo:margin-right="0cm" fo:margin-top="0cm" fo:margin-bottom="0.212cm" style:contextual-spacing="false" fo:line-height="100%" fo:text-align="justify" style:justify-single-word="false" fo:text-indent="0cm" style:auto-text-indent="false" style:writing-mode="lr-tb"/>
      <style:text-properties fo:color="#000000" style:font-name="Times New Roman" fo:font-size="12pt" fo:language="en" fo:country="GB" fo:font-weight="normal"/>
    </style:style>
    <style:style style:name="P14" style:family="paragraph" style:parent-style-name="Text_20_body">
      <style:paragraph-properties fo:margin-left="0cm" fo:margin-right="0cm" fo:margin-top="0cm" fo:margin-bottom="0.212cm" style:contextual-spacing="false" fo:line-height="100%" fo:text-align="start" style:justify-single-word="false" fo:text-indent="0cm" style:auto-text-indent="false" style:writing-mode="lr-tb"/>
      <style:text-properties fo:color="#000000" style:font-name="Times New Roman" fo:font-size="12pt" fo:language="en" fo:country="GB" fo:font-weight="normal"/>
    </style:style>
    <style:style style:name="P15" style:family="paragraph" style:parent-style-name="Text_20_body">
      <style:paragraph-properties fo:margin-left="0cm" fo:margin-right="0cm" fo:margin-top="0cm" fo:margin-bottom="0.212cm" style:contextual-spacing="false" fo:line-height="100%" fo:text-align="justify" style:justify-single-word="false" fo:text-indent="0cm" style:auto-text-indent="false" style:writing-mode="lr-tb"/>
      <style:text-properties fo:color="#000000" style:font-name="Liberation Serif1" fo:font-size="12pt" fo:language="en" fo:country="US" fo:font-weight="normal"/>
    </style:style>
    <style:style style:name="P16" style:family="paragraph" style:parent-style-name="Heading_20_1">
      <style:paragraph-properties fo:text-align="justify" style:justify-single-word="false"/>
      <style:text-properties fo:color="#000000" style:font-name="Nimbus Sans L" fo:font-size="16pt" fo:language="en" fo:country="GB" fo:font-weight="bold"/>
    </style:style>
    <style:style style:name="P17" style:family="paragraph" style:parent-style-name="Text_20_body">
      <style:paragraph-properties fo:margin-left="0cm" fo:margin-right="0cm" fo:margin-top="0cm" fo:margin-bottom="0.212cm" style:contextual-spacing="false" fo:line-height="100%" fo:text-align="start" style:justify-single-word="false" fo:text-indent="0cm" style:auto-text-indent="false" style:writing-mode="lr-tb"/>
      <style:text-properties style:font-name="DejaVu Sans Mono" fo:font-size="10pt"/>
    </style:style>
    <style:style style:name="T1" style:family="text">
      <style:text-properties fo:color="#000000" style:font-name="Times New Roman" fo:font-size="12pt" fo:language="en" fo:country="GB" fo:font-weight="normal"/>
    </style:style>
    <style:style style:name="T2" style:family="text">
      <style:text-properties fo:color="#000000" style:font-name="DejaVu Sans Mono" fo:font-size="10pt" fo:language="en" fo:country="GB" fo:font-weight="normal"/>
    </style:style>
    <style:style style:name="T3" style:family="text">
      <style:text-properties officeooo:rsid="0012356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6">SEP #12<text:span text:style-name="T3">4</text:span>: New input argument to csvRead(), to ignore the header comments</text:p>
        <text:p text:style-name="P6"/>
        <text:p text:style-name="P4"/>
        <text:p text:style-name="P4">Version: 1.0</text:p>
        <text:p text:style-name="P4">Author: Paul Bignier</text:p>
        <text:p text:style-name="P4">Review:</text:p>
        <text:p text:style-name="P4">Commented:</text:p>
        <text:p text:style-name="P4">State: Prototype</text:p>
        <text:p text:style-name="P4">Scilab-Version: Scilab 5.5.0</text:p>
        <text:p text:style-name="P4">Vote: No</text:p>
        <text:p text:style-name="P4">Created: Jan 07th 2014</text:p>
        <text:p text:style-name="P6"/>
        <text:p text:style-name="P4"/>
        <text:p text:style-name="P7">Abstract</text:p>
        <text:p text:style-name="P15">The aim of this SEP is to motivate the addition of one optional input argument to the csvRead function, which will let the user define how many lines are to be ignored at the file start.</text:p>
        <text:p text:style-name="P12"/>
        <text:p text:style-name="P8">Rationale</text:p>
        <text:p text:style-name="P13">The csvWrite function allows addition of header comments, but it makes csvRead fail.</text:p>
        <text:p text:style-name="P13">The new optional input argument 'header' lets the user specify how many lines are to be ignored by csvRead at the start of the file.</text:p>
        <text:p text:style-name="P13">'header' is thus a scalar integer.</text:p>
        <text:p text:style-name="P13"/>
        <text:p text:style-name="P9">Calling Sequences</text:p>
        <text:p text:style-name="P2">The calling sequences become:</text:p>
        <text:p text:style-name="P1">[M [,c]] = csvRead(filename [,separator [,decimal [,conversion [,substitute [, rexgepcomments [,range [,header]]]]]]])</text:p>
        <text:p text:style-name="P3"/>
        <text:p text:style-name="P8">Example Usage</text:p>
        <text:p text:style-name="P17">comments = [</text:p>
        <text:p text:style-name="P17">"// Copyright (C) INRIA"</text:p>
        <text:p text:style-name="P17">"// This file must be used under the terms of the CeCILL."];</text:p>
        <text:p text:style-name="P17">filename = fullfile(TMPDIR , 'foo.csv');</text:p>
        <text:p text:style-name="P17">csvWrite(rand(2,3), filename, ascii(9), ",", [], comments);</text:p>
        <text:p text:style-name="P17"/>
        <text:p text:style-name="P17">header = 2;</text:p>
        <text:p text:style-name="P17">[M, c] = csvRead(filename, ascii(9), ",", "double", [], [], [], header) // Ignore the two first lines (the header)</text:p>
        <text:p text:style-name="P10"/>
        <text:p text:style-name="P8"><text:soft-page-break/>Changelog</text:p>
        <text:p text:style-name="P11"><text:span text:style-name="T1"><text:tab/></text:span><text:span text:style-name="T2">1.0 – Paul Bignier - Initial Version </text:span></text:p>
        <text:p text:style-name="P8">Copyright</text:p>
        <text:p text:style-name="P5"><text:tab/>This document has been placed under the license CeCILL-B.</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DejaVu Sans Mono" svg:font-family="'DejaVu Sans Mono'"/>
    <style:font-face style:name="Liberation Sans" svg:font-family="'Liberation Sans'"/>
    <style:font-face style:name="Liberation Serif1" svg:font-family="'Liberation Serif'"/>
    <style:font-face style:name="Nimbus Sans L" svg:font-family="'Nimbus Sans L'"/>
    <style:font-face style:name="OpenSymbol" svg:font-family="OpenSymbol"/>
    <style:font-face style:name="StarSymbol" svg:font-family="StarSymbol"/>
    <style:font-face style:name="Times New Roman" svg:font-family="'Times New Roman'"/>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Normal" style:class="text">
      <style:paragraph-properties fo:margin-top="0cm" fo:margin-bottom="0.212cm" style:contextual-spacing="false"/>
    </style:style>
    <style:style style:name="Preformatted_20_Text" style:display-name="Preformatted Text" style:family="paragraph" style:parent-style-name="Normal" style:class="html">
      <style:text-properties style:font-name="DejaVu Sans Mono" fo:font-family="'DejaVu Sans Mono'" fo:font-size="10pt"/>
    </style:style>
    <style:style style:name="List_20_Contents" style:display-name="List Contents" style:family="paragraph" style:parent-style-name="Normal" style:class="html">
      <style:paragraph-properties fo:margin-left="0.998cm" fo:margin-right="0cm" fo:margin-top="0cm" fo:margin-bottom="0cm" style:contextual-spacing="false" fo:text-indent="0cm" style:auto-text-indent="fals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Normal" style:class="extra">
      <style:paragraph-properties fo:text-align="center" style:justify-single-word="false"/>
      <style:text-properties fo:font-weight="bold"/>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Heading_20_3" style:display-name="Heading 3" style:family="paragraph" style:next-style-name="Text_20_body" style:class="text">
      <style:paragraph-properties fo:margin-top="0.423cm" fo:margin-bottom="0.212cm" style:contextual-spacing="false" style:writing-mode="lr-tb"/>
      <style:text-properties style:font-name="Nimbus Sans L" fo:font-family="'Nimbus Sans L'" fo:font-size="14pt" fo:font-weight="bold"/>
    </style:style>
    <style:style style:name="Normal" style:family="paragraph"/>
    <style:style style:name="Heading_20_1" style:display-name="Heading 1" style:family="paragraph" style:next-style-name="Text_20_body" style:class="text">
      <style:paragraph-properties fo:margin-top="0.423cm" fo:margin-bottom="0.212cm" style:contextual-spacing="false" style:writing-mode="lr-tb"/>
      <style:text-properties style:font-name="Nimbus Sans L" fo:font-family="'Nimbus Sans L'" fo:font-size="16.1000003814697pt" fo:font-weight="bold"/>
    </style:style>
    <style:style style:name="Bullet_20_Symbols_5f_text_5f_text_5f_text_5f_text_5f_text_5f_text_5f_text_5f_text_5f_text_5f_text_5f_text_5f_text_5f_text_5f_text_5f_text_5f_text_5f_text_5f_text" style:display-name="Bullet Symbols_text_text_text_text_text_text_text_text_text_text_text_text_text_text_text_text_text_text" style:family="text">
      <style:text-properties style:font-name="OpenSymbol" fo:font-family="OpenSymbol"/>
    </style:style>
    <style:style style:name="Source_20_Text_5f_text_5f_text_5f_text_5f_text_5f_text_5f_text_5f_text_5f_text_5f_text_5f_text_5f_text_5f_text_5f_text_5f_text_5f_text_5f_text" style:display-name="Source Text_text_text_text_text_text_text_text_text_text_text_text_text_text_text_text_text" style:family="text">
      <style:text-properties style:font-name="Courier New" fo:font-family="'Courier New'"/>
    </style:style>
    <style:style style:name="Bullet_20_Symbols_5f_text_5f_text_5f_text_5f_text_5f_text_5f_text_5f_text_5f_text_5f_text_5f_text_5f_text_5f_text_5f_text_5f_text_5f_text_5f_text" style:display-name="Bullet Symbols_text_text_text_text_text_text_text_text_text_text_text_text_text_text_text_text" style:family="text">
      <style:text-properties style:font-name="OpenSymbol" fo:font-family="OpenSymbol"/>
    </style:style>
    <style:style style:name="Bullet_20_Symbols_5f_text_5f_text_5f_text_5f_text_5f_text_5f_text_5f_text_5f_text_5f_text_5f_text_5f_text_5f_text_5f_text_5f_text_5f_text_5f_text_5f_text_5f_text_5f_text_5f_text_5f_text_5f_text_5f_text" style:display-name="Bullet Symbols_text_text_text_text_text_text_text_text_text_text_text_text_text_text_text_text_text_text_text_text_text_text_text" style:family="text">
      <style:text-properties style:font-name="StarSymbol" fo:font-family="StarSymbol" fo:font-size="9pt"/>
    </style:style>
    <style:style style:name="Teletype_5f_text_5f_text_5f_text_5f_text_5f_text_5f_text_5f_text_5f_text_5f_text_5f_text_5f_text_5f_text_5f_text_5f_text_5f_text_5f_text_5f_text_5f_text_5f_text_5f_text_5f_text" style:display-name="Teletype_text_text_text_text_text_text_text_text_text_text_text_text_text_text_text_text_text_text_text_text_text" style:family="text">
      <style:text-properties style:font-name="DejaVu Sans Mono" fo:font-family="'DejaVu Sans Mono'"/>
    </style:style>
    <style:style style:name="Teletype_5f_text_5f_text_5f_text_5f_text_5f_text_5f_text_5f_text_5f_text_5f_text_5f_text_5f_text_5f_text_5f_text_5f_text_5f_text_5f_text_5f_text_5f_text_5f_text_5f_text_5f_text_5f_text_5f_text" style:display-name="Teletype_text_text_text_text_text_text_text_text_text_text_text_text_text_text_text_text_text_text_text_text_text_text_text" style:family="text">
      <style:text-properties style:font-name="DejaVu Sans Mono" fo:font-family="'DejaVu Sans Mono'"/>
    </style:style>
    <style:style style:name="Bullet_20_Symbols_5f_text_5f_text_5f_text_5f_text_5f_text_5f_text_5f_text_5f_text_5f_text_5f_text_5f_text_5f_text_5f_text_5f_text_5f_text_5f_text_5f_text_5f_text_5f_text_5f_text_5f_text" style:display-name="Bullet Symbols_text_text_text_text_text_text_text_text_text_text_text_text_text_text_text_text_text_text_text_text_text" style:family="text">
      <style:text-properties style:font-name="StarSymbol" fo:font-family="StarSymbol" fo:font-size="9pt"/>
    </style:style>
    <style:style style:name="Source_20_Text_5f_text_5f_text_5f_text_5f_text_5f_text_5f_text_5f_text_5f_text_5f_text_5f_text_5f_text_5f_text_5f_text_5f_text_5f_text_5f_text_5f_text_5f_text" style:display-name="Source Text_text_text_text_text_text_text_text_text_text_text_text_text_text_text_text_text_text_text" style:family="text">
      <style:text-properties style:font-name="Courier New" fo:font-family="'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Charlotte Hecquet</meta:initial-creator>
    <dc:creator>Vincent COUVERT</dc:creator>
    <meta:creation-date>2013-04-09T14:29:30</meta:creation-date>
    <dc:date>2014-01-24T15:09:35.333628770</dc:date>
    <meta:editing-duration>PT11M</meta:editing-duration>
    <meta:editing-cycles>15</meta:editing-cycles>
    <meta:document-statistic meta:table-count="0" meta:image-count="0" meta:object-count="0" meta:page-count="2" meta:paragraph-count="30" meta:word-count="201" meta:character-count="1259" meta:non-whitespace-character-count="1084"/>
  </office:meta>
</office:document-meta>
</file>